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2903" officeooo:paragraph-rsid="000aa440"/>
    </style:style>
    <style:style style:name="P2" style:family="paragraph" style:parent-style-name="Standard">
      <style:text-properties officeooo:rsid="00070282" officeooo:paragraph-rsid="00070282"/>
    </style:style>
    <style:style style:name="P3" style:family="paragraph" style:parent-style-name="Standard">
      <style:text-properties fo:font-weight="normal" officeooo:rsid="00070282" officeooo:paragraph-rsid="00070282" style:font-weight-asian="normal" style:font-weight-complex="normal"/>
    </style:style>
    <style:style style:name="P4" style:family="paragraph" style:parent-style-name="Standard" style:list-style-name="L3">
      <style:text-properties officeooo:paragraph-rsid="000aa440"/>
    </style:style>
    <style:style style:name="P5" style:family="paragraph" style:parent-style-name="Standard">
      <style:text-properties officeooo:paragraph-rsid="000befb2"/>
    </style:style>
    <style:style style:name="P6" style:family="paragraph" style:parent-style-name="Standard">
      <style:text-properties officeooo:rsid="000e7592" officeooo:paragraph-rsid="000e7592"/>
    </style:style>
    <style:style style:name="T1" style:family="text">
      <style:text-properties officeooo:rsid="00042903"/>
    </style:style>
    <style:style style:name="T2" style:family="text">
      <style:text-properties officeooo:rsid="00070282"/>
    </style:style>
    <style:style style:name="T3" style:family="text">
      <style:text-properties officeooo:rsid="000a931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70282" style:font-weight-asian="normal" style:font-weight-complex="normal"/>
    </style:style>
    <style:style style:name="T6" style:family="text">
      <style:text-properties fo:font-weight="normal" officeooo:rsid="000aea49" style:font-weight-asian="normal" style:font-weight-complex="normal"/>
    </style:style>
    <style:style style:name="T7" style:family="text">
      <style:text-properties fo:font-weight="normal" officeooo:rsid="000b40b0" style:font-weight-asian="normal" style:font-weight-complex="normal"/>
    </style:style>
    <style:style style:name="T8" style:family="text">
      <style:text-properties fo:font-weight="normal" officeooo:rsid="000befb2" style:font-weight-asian="normal" style:font-weight-complex="normal"/>
    </style:style>
    <style:style style:name="T9" style:family="text">
      <style:text-properties officeooo:rsid="000aea49"/>
    </style:style>
    <style:style style:name="T10" style:family="text">
      <style:text-properties officeooo:rsid="000b40b0"/>
    </style:style>
    <style:style style:name="T11" style:family="text">
      <style:text-properties officeooo:rsid="000befb2"/>
    </style:style>
    <style:style style:name="T12" style:family="text">
      <style:text-properties officeooo:rsid="000e7592"/>
    </style:style>
    <style:style style:name="T13" style:family="text">
      <style:text-properties officeooo:rsid="000e91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ternal libraries/<text:span text:style-name="T12">Algorithms</text:span> used in crawler <text:span text:style-name="T13">and indexer</text:span>:</text:p>
      <text:list xml:id="list2655285587190988792" text:style-name="L3">
        <text:list-item>
          <text:p text:style-name="P4"><text:span text:style-name="T1">url normalization :</text:span><text:a xlink:type="simple" xlink:href="https://github.com/sentric/url-normalization" text:style-name="Internet_20_link" text:visited-style-name="Visited_20_Internet_20_Link"><text:span text:style-name="T1">https://github.com/sentric/url-normalization</text:span></text:a><text:span text:style-name="T1"> which does the following to get a normalized url:</text:span></text:p>
          <text:p text:style-name="P4"><text:span text:style-name="T5">Convert</text:span><text:span text:style-name="T6">s</text:span><text:span text:style-name="T5"> the host (and scheme) to lower case</text:span></text:p>
          <text:p text:style-name="P4"><text:span text:style-name="T5">Decod</text:span><text:span text:style-name="T6">es </text:span><text:span text:style-name="T5">percent-encoded octets of unreserved characters</text:span></text:p>
        </text:list-item>
      </text:list>
      <text:p text:style-name="P3"><text:tab/>Remov<text:span text:style-name="T9">es</text:span> the default port:</text:p>
      <text:p text:style-name="P3"><text:tab/>Remov<text:span text:style-name="T9">es</text:span> “www” as the first domain label</text:p>
      <text:p text:style-name="P3"><text:tab/>Remov<text:span text:style-name="T9">es </text:span>the "?" when the query is empty</text:p>
      <text:p text:style-name="P5"><text:span text:style-name="T5"><text:tab/></text:span><text:span text:style-name="T7">Inverts the domain level labels to make urls unique, but we didn’t use them in this form</text:span></text:p>
      <text:p text:style-name="P5"><text:span text:style-name="T7"/></text:p>
      <text:p text:style-name="P5"><text:span text:style-name="T11"><text:s text:c="5"/>2. <text:s text:c="2"/>Robots.txt parsing: https://github.com/TrigonicSolutions/jrobotx</text:span></text:p>
      <text:p text:style-name="P2"><text:s text:c="10"/>reads robots.txt file and checks if given url is excluded or not <text:span text:style-name="T3">by checking the user agent, <text:s text:c="3"/><text:tab/>allowed and dissallowed urls</text:span></text:p>
      <text:p text:style-name="P2"/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3:22:40.551859516</meta:creation-date>
    <dc:date>2017-03-25T13:33:49.301741344</dc:date>
    <meta:editing-duration>PT11M3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95" meta:character-count="676" meta:non-whitespace-character-count="567"/>
  </office:meta>
</office:document-meta>
</file>